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onsolas" svg:font-family="Consolas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oa1" style:family="table">
      <style:table-properties style:width="17cm" table:align="margins" style:writing-mode="page"/>
    </style:style>
    <style:style style:name="Táboa1.A" style:family="table-column">
      <style:table-column-properties style:column-width="17cm" style:rel-column-width="65535*"/>
    </style:style>
    <style:style style:name="Táboa1.A1" style:family="table-cell">
      <style:table-cell-properties fo:padding="0.097cm" fo:border="0.002cm solid #000000"/>
    </style:style>
    <style:style style:name="Táboa2" style:family="table">
      <style:table-properties style:width="17cm" table:align="margins" style:writing-mode="page"/>
    </style:style>
    <style:style style:name="Táboa2.A" style:family="table-column">
      <style:table-column-properties style:column-width="17cm" style:rel-column-width="65535*"/>
    </style:style>
    <style:style style:name="Táboa2.A1" style:family="table-cell">
      <style:table-cell-properties fo:padding="0.097cm" fo:border="0.002cm solid #000000"/>
    </style:style>
    <style:style style:name="Táboa3" style:family="table">
      <style:table-properties style:width="17cm" table:align="margins" style:writing-mode="page"/>
    </style:style>
    <style:style style:name="Táboa3.A" style:family="table-column">
      <style:table-column-properties style:column-width="17cm" style:rel-column-width="65535*"/>
    </style:style>
    <style:style style:name="Táboa3.A1" style:family="table-cell">
      <style:table-cell-properties fo:padding="0.097cm" fo:border="0.002cm solid #000000"/>
    </style:style>
    <style:style style:name="Táboa4" style:family="table">
      <style:table-properties style:width="17cm" table:align="margins" style:writing-mode="page"/>
    </style:style>
    <style:style style:name="Táboa4.A" style:family="table-column">
      <style:table-column-properties style:column-width="17cm" style:rel-column-width="65535*"/>
    </style:style>
    <style:style style:name="Táboa4.A1" style:family="table-cell">
      <style:table-cell-properties fo:padding="0.097cm" fo:border="0.002cm solid #000000"/>
    </style:style>
    <style:style style:name="Táboa5" style:family="table">
      <style:table-properties style:width="17cm" table:align="margins" style:writing-mode="page"/>
    </style:style>
    <style:style style:name="Táboa5.A" style:family="table-column">
      <style:table-column-properties style:column-width="17cm" style:rel-column-width="65535*"/>
    </style:style>
    <style:style style:name="Táboa5.A1" style:family="table-cell">
      <style:table-cell-properties fo:padding="0.097cm" fo:border="0.002cm solid #000000"/>
    </style:style>
    <style:style style:name="Táboa6" style:family="table">
      <style:table-properties style:width="17cm" table:align="margins" style:writing-mode="page"/>
    </style:style>
    <style:style style:name="Táboa6.A" style:family="table-column">
      <style:table-column-properties style:column-width="17cm" style:rel-column-width="65535*"/>
    </style:style>
    <style:style style:name="Táboa6.A1" style:family="table-cell">
      <style:table-cell-properties fo:padding="0.097cm" fo:border="0.002cm solid #000000"/>
    </style:style>
    <style:style style:name="Táboa7" style:family="table">
      <style:table-properties style:width="17cm" table:align="margins" style:writing-mode="page"/>
    </style:style>
    <style:style style:name="Táboa7.A" style:family="table-column">
      <style:table-column-properties style:column-width="17cm" style:rel-column-width="65535*"/>
    </style:style>
    <style:style style:name="Táboa7.A1" style:family="table-cell">
      <style:table-cell-properties fo:padding="0.097cm" fo:border="0.002cm solid #000000"/>
    </style:style>
    <style:style style:name="Táboa10" style:family="table">
      <style:table-properties style:width="17cm" table:align="margins" style:writing-mode="page"/>
    </style:style>
    <style:style style:name="Táboa10.A" style:family="table-column">
      <style:table-column-properties style:column-width="17cm" style:rel-column-width="65535*"/>
    </style:style>
    <style:style style:name="Táboa10.A1" style:family="table-cell">
      <style:table-cell-properties fo:padding="0.097cm" fo:border="0.002cm solid #000000"/>
    </style:style>
    <style:style style:name="Táboa11" style:family="table">
      <style:table-properties style:width="17cm" table:align="margins" style:writing-mode="page"/>
    </style:style>
    <style:style style:name="Táboa11.A" style:family="table-column">
      <style:table-column-properties style:column-width="17cm" style:rel-column-width="65535*"/>
    </style:style>
    <style:style style:name="Táboa11.A1" style:family="table-cell">
      <style:table-cell-properties fo:padding="0.097cm" fo:border="0.002cm solid #000000"/>
    </style:style>
    <style:style style:name="Táboa29" style:family="table">
      <style:table-properties style:width="17cm" table:align="margins" style:writing-mode="page"/>
    </style:style>
    <style:style style:name="Táboa29.A" style:family="table-column">
      <style:table-column-properties style:column-width="17cm" style:rel-column-width="65535*"/>
    </style:style>
    <style:style style:name="Táboa29.A1" style:family="table-cell">
      <style:table-cell-properties fo:padding="0.097cm" fo:border="0.002cm solid #000000"/>
    </style:style>
    <style:style style:name="Táboa30" style:family="table">
      <style:table-properties style:width="17cm" table:align="margins" style:writing-mode="page"/>
    </style:style>
    <style:style style:name="Táboa30.A" style:family="table-column">
      <style:table-column-properties style:column-width="17cm" style:rel-column-width="65535*"/>
    </style:style>
    <style:style style:name="Táboa30.A1" style:family="table-cell">
      <style:table-cell-properties fo:padding="0.097cm" fo:border="0.002cm solid #000000"/>
    </style:style>
    <style:style style:name="Táboa12" style:family="table">
      <style:table-properties style:width="17cm" table:align="margins" style:writing-mode="page"/>
    </style:style>
    <style:style style:name="Táboa12.A" style:family="table-column">
      <style:table-column-properties style:column-width="17cm" style:rel-column-width="65535*"/>
    </style:style>
    <style:style style:name="Táboa12.A1" style:family="table-cell">
      <style:table-cell-properties fo:padding="0.097cm" fo:border="0.002cm solid #000000"/>
    </style:style>
    <style:style style:name="Táboa13" style:family="table">
      <style:table-properties style:width="17cm" table:align="margins" style:writing-mode="page"/>
    </style:style>
    <style:style style:name="Táboa13.A" style:family="table-column">
      <style:table-column-properties style:column-width="17cm" style:rel-column-width="65535*"/>
    </style:style>
    <style:style style:name="Táboa13.A1" style:family="table-cell">
      <style:table-cell-properties fo:padding="0.097cm" fo:border="0.002cm solid #000000"/>
    </style:style>
    <style:style style:name="Táboa14" style:family="table">
      <style:table-properties style:width="17cm" table:align="margins" style:writing-mode="page"/>
    </style:style>
    <style:style style:name="Táboa14.A" style:family="table-column">
      <style:table-column-properties style:column-width="13.494cm" style:rel-column-width="52017*"/>
    </style:style>
    <style:style style:name="Táboa14.B" style:family="table-column">
      <style:table-column-properties style:column-width="3.507cm" style:rel-column-width="13518*"/>
    </style:style>
    <style:style style:name="Tábo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oa14.B1" style:family="table-cell">
      <style:table-cell-properties fo:padding="0.097cm" fo:border="0.002cm solid #000000"/>
    </style:style>
    <style:style style:name="Táboa14.A2" style:family="table-cell">
      <style:table-cell-properties fo:padding="0.097cm" fo:border-left="0.002cm solid #000000" fo:border-right="none" fo:border-top="none" fo:border-bottom="0.002cm solid #000000"/>
    </style:style>
    <style:style style:name="Tábo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oa17" style:family="table">
      <style:table-properties style:width="17cm" table:align="margins" style:writing-mode="page"/>
    </style:style>
    <style:style style:name="Táboa17.A" style:family="table-column">
      <style:table-column-properties style:column-width="17cm" style:rel-column-width="65535*"/>
    </style:style>
    <style:style style:name="Táboa17.A1" style:family="table-cell">
      <style:table-cell-properties fo:padding="0.097cm" fo:border="0.002cm solid #000000"/>
    </style:style>
    <style:style style:name="Táboa18" style:family="table">
      <style:table-properties style:width="17cm" table:align="margins" style:writing-mode="page"/>
    </style:style>
    <style:style style:name="Táboa18.A" style:family="table-column">
      <style:table-column-properties style:column-width="17cm" style:rel-column-width="65535*"/>
    </style:style>
    <style:style style:name="Táboa18.A1" style:family="table-cell">
      <style:table-cell-properties fo:padding="0.097cm" fo:border="0.002cm solid #000000"/>
    </style:style>
    <style:style style:name="Táboa19" style:family="table">
      <style:table-properties style:width="17cm" table:align="margins" style:writing-mode="page"/>
    </style:style>
    <style:style style:name="Táboa19.A" style:family="table-column">
      <style:table-column-properties style:column-width="17cm" style:rel-column-width="65535*"/>
    </style:style>
    <style:style style:name="Táboa19.A1" style:family="table-cell">
      <style:table-cell-properties fo:padding="0.097cm" fo:border="0.002cm solid #000000"/>
    </style:style>
    <style:style style:name="Táboa20" style:family="table">
      <style:table-properties style:width="17cm" table:align="margins" style:writing-mode="page"/>
    </style:style>
    <style:style style:name="Táboa20.A" style:family="table-column">
      <style:table-column-properties style:column-width="17cm" style:rel-column-width="65535*"/>
    </style:style>
    <style:style style:name="Táboa20.A1" style:family="table-cell">
      <style:table-cell-properties fo:padding="0.097cm" fo:border="0.002cm solid #000000"/>
    </style:style>
    <style:style style:name="Táboa21" style:family="table">
      <style:table-properties style:width="17cm" table:align="margins" style:writing-mode="page"/>
    </style:style>
    <style:style style:name="Táboa21.A" style:family="table-column">
      <style:table-column-properties style:column-width="17cm" style:rel-column-width="65535*"/>
    </style:style>
    <style:style style:name="Táboa21.A1" style:family="table-cell">
      <style:table-cell-properties fo:padding="0.097cm" fo:border="0.002cm solid #000000"/>
    </style:style>
    <style:style style:name="Táboa22" style:family="table">
      <style:table-properties style:width="17cm" table:align="margins" style:writing-mode="page"/>
    </style:style>
    <style:style style:name="Táboa22.A" style:family="table-column">
      <style:table-column-properties style:column-width="17cm" style:rel-column-width="65535*"/>
    </style:style>
    <style:style style:name="Táboa22.A1" style:family="table-cell">
      <style:table-cell-properties fo:padding="0.097cm" fo:border="0.002cm solid #000000"/>
    </style:style>
    <style:style style:name="P1" style:family="paragraph" style:parent-style-name="Standard">
      <style:paragraph-properties fo:line-height="150%" style:writing-mode="page"/>
    </style:style>
    <style:style style:name="P2" style:family="paragraph" style:parent-style-name="Standard">
      <style:paragraph-properties fo:line-height="150%" style:writing-mode="page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 style:writing-mode="page"/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page"/>
      <style:text-properties fo:language="gl" fo:country="ES" fo:font-weight="bold" style:font-weight-asian="bold" style:font-weight-complex="bold"/>
    </style:style>
    <style:style style:name="P5" style:family="paragraph" style:parent-style-name="Standard">
      <style:paragraph-properties fo:line-height="150%" style:writing-mode="page"/>
      <style:text-properties fo:language="gl" fo:country="ES" fo:font-weight="normal" style:font-weight-asian="normal" style:font-weight-complex="normal"/>
    </style:style>
    <style:style style:name="P6" style:family="paragraph" style:parent-style-name="Table_20_Contents">
      <style:paragraph-properties fo:margin-left="1.251cm" fo:margin-right="0cm" fo:text-indent="0cm" style:auto-text-indent="false"/>
    </style:style>
    <style:style style:name="P7" style:family="paragraph" style:parent-style-name="Standard">
      <style:paragraph-properties fo:margin-left="1.251cm" fo:margin-right="0cm" fo:line-height="150%" fo:text-indent="0cm" style:auto-text-indent="false" style:writing-mode="pag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language="gl" fo:country="ES" fo:font-weight="normal" style:font-weight-asian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fo:language="gl" fo:country="ES" fo:font-weight="bold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2pt" fo:language="gl" fo:country="ES" fo:font-weight="normal" style:font-name-asian="Consolas" style:font-size-asian="12pt" style:font-weight-asian="normal" style:font-name-complex="Consolas" style:font-size-complex="12pt" style:font-weight-complex="normal"/>
    </style:style>
    <style:style style:name="P13" style:family="paragraph" style:parent-style-name="Table_20_Contents" style:list-style-name="L1"/>
    <style:style style:name="P14" style:family="paragraph" style:parent-style-name="Table_20_Contents" style:list-style-name="L1">
      <style:paragraph-properties fo:margin-left="1.251cm" fo:margin-right="0cm" fo:text-indent="0cm" style:auto-text-indent="false"/>
    </style:style>
    <style:style style:name="P15" style:family="paragraph" style:parent-style-name="Table_20_Contents" style:list-style-name="L1">
      <style:paragraph-properties fo:keep-with-next="always"/>
    </style:style>
    <style:style style:name="P16" style:family="paragraph" style:parent-style-name="Table_20_Contents" style:list-style-name="L1">
      <style:paragraph-properties fo:line-height="150%" style:writing-mode="page"/>
      <style:text-properties fo:language="gl" fo:country="ES" fo:font-weight="normal" style:font-weight-asian="normal" style:font-weight-complex="normal"/>
    </style:style>
    <style:style style:name="P17" style:family="paragraph" style:parent-style-name="Table_20_Contents" style:list-style-name="L2">
      <style:paragraph-properties fo:line-height="150%" style:writing-mode="page"/>
      <style:text-properties fo:language="gl" fo:country="ES" fo:font-weight="normal" style:font-weight-asian="normal" style:font-weight-complex="normal"/>
    </style:style>
    <style:style style:name="P18" style:family="paragraph" style:parent-style-name="Standard">
      <style:paragraph-properties fo:line-height="150%" style:writing-mode="page"/>
      <style:text-properties fo:font-weight="normal" style:font-weight-asian="normal" style:font-weight-complex="normal"/>
    </style:style>
    <style:style style:name="P19" style:family="paragraph" style:parent-style-name="Standard" style:list-style-name="L1">
      <style:paragraph-properties fo:line-height="150%" style:writing-mode="page"/>
      <style:text-properties fo:font-weight="normal" style:font-weight-asian="normal" style:font-weight-complex="normal"/>
    </style:style>
    <style:style style:name="P20" style:family="paragraph" style:parent-style-name="Standard" style:list-style-name="L2">
      <style:paragraph-properties fo:line-height="150%" style:writing-mode="page"/>
      <style:text-properties fo:font-weight="normal" style:font-weight-asian="normal" style:font-weight-complex="normal"/>
    </style:style>
    <style:style style:name="P21" style:family="paragraph" style:parent-style-name="Standard" style:list-style-name="L1">
      <style:paragraph-properties fo:line-height="150%" style:writing-mode="page"/>
    </style:style>
    <style:style style:name="P22" style:family="paragraph" style:parent-style-name="Standard" style:list-style-name="L2">
      <style:paragraph-properties fo:line-height="150%" style:writing-mode="page"/>
    </style:style>
    <style:style style:name="P23" style:family="paragraph" style:parent-style-name="Standard" style:list-style-name="L1">
      <style:paragraph-properties fo:line-height="150%" style:writing-mode="page"/>
      <style:text-properties fo:font-weight="bold" style:font-weight-asian="bold" style:font-weight-complex="bold"/>
    </style:style>
    <style:style style:name="P24" style:family="paragraph" style:parent-style-name="Standard">
      <style:paragraph-properties fo:line-height="150%" style:writing-mode="page"/>
      <style:text-properties fo:language="gl" fo:country="ES" fo:font-weight="normal" style:font-weight-asian="normal" style:font-weight-complex="normal"/>
    </style:style>
    <style:style style:name="P25" style:family="paragraph" style:parent-style-name="Standard" style:list-style-name="L1">
      <style:paragraph-properties fo:line-height="150%" style:writing-mode="page"/>
      <style:text-properties fo:language="gl" fo:country="ES" fo:font-weight="normal" style:font-weight-asian="normal" style:font-weight-complex="normal"/>
    </style:style>
    <style:style style:name="P26" style:family="paragraph" style:parent-style-name="Standard" style:list-style-name="L2">
      <style:paragraph-properties fo:line-height="150%" style:writing-mode="page"/>
      <style:text-properties fo:language="gl" fo:country="ES" fo:font-weight="normal" style:font-weight-asian="normal" style:font-weight-complex="normal"/>
    </style:style>
    <style:style style:name="P27" style:family="paragraph" style:parent-style-name="Standard" style:list-style-name="L1" style:master-page-name="">
      <style:paragraph-properties fo:line-height="150%" style:page-number="auto" fo:keep-with-next="always" style:writing-mode="page"/>
      <style:text-properties fo:font-weight="normal" style:font-weight-asian="normal" style:font-weight-complex="normal"/>
    </style:style>
    <style:style style:name="P28" style:family="paragraph" style:parent-style-name="Standard" style:list-style-name="L2" style:master-page-name="">
      <style:paragraph-properties fo:line-height="150%" style:page-number="auto" style:writing-mode="page"/>
      <style:text-properties fo:font-weight="normal" style:font-weight-asian="normal" style:font-weight-complex="normal"/>
    </style:style>
    <style:style style:name="P29" style:family="paragraph" style:parent-style-name="Standard" style:list-style-name="L1">
      <style:paragraph-properties fo:line-height="150%" fo:keep-with-next="always" style:writing-mode="pag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os CSS</text:p>
      <text:p text:style-name="P1"/>
      <text:p text:style-name="P2">Selectores básicos</text:p>
      <text:list xml:id="list7029037780563976840" text:style-name="L1">
        <text:list-item>
          <text:p text:style-name="P19">Indica a quen aplica estilo a seguinte regra:</text:p>
        </text:list-item>
      </text:list>
      <table:table table:name="Táboa1" table:style-name="Táboa1">
        <table:table-column table:style-name="Táboa1.A"/>
        <table:table-row>
          <table:table-cell table:style-name="Táboa1.A1" office:value-type="string">
            <text:list xml:id="list30489945" text:continue-numbering="true" text:style-name="L1">
              <text:list-header>
                <text:p text:style-name="P21"><text:span text:style-name="T1">p a span em { text-decoration: </text:span><text:span text:style-name="T1">overline</text:span><text:span text:style-name="T1">; }</text:span></text:p>
              </text:list-header>
            </text:list>
          </table:table-cell>
        </table:table-row>
      </table:table>
      <text:p text:style-name="P3"/>
      <text:list xml:id="list30481224" text:continue-numbering="true" text:style-name="L1">
        <text:list-header>
          <text:p text:style-name="P23"><text:s/>Aplicase ao elemento 'em' que esta dentro de 'p' 'a' 'span'</text:p>
          <text:p text:style-name="P23"/>
        </text:list-header>
        <text:list-item>
          <text:p text:style-name="P19">Indica a quen aplica estilo a seguinte regra:</text:p>
        </text:list-item>
      </text:list>
      <table:table table:name="Táboa2" table:style-name="Táboa2">
        <table:table-column table:style-name="Táboa2.A"/>
        <table:table-row>
          <table:table-cell table:style-name="Táboa2.A1" office:value-type="string">
            <text:list xml:id="list30473147" text:continue-numbering="true" text:style-name="L1">
              <text:list-header>
                <text:p text:style-name="P21"><text:span text:style-name="T1">p, a, span, em { text-decoration: </text:span><text:span text:style-name="T1">overline</text:span><text:span text:style-name="T1">; }</text:span></text:p>
              </text:list-header>
            </text:list>
          </table:table-cell>
        </table:table-row>
      </table:table>
      <text:p text:style-name="P3"/>
      <text:p text:style-name="P3"><text:tab/>Aplicase a <text:s/>todos los elementos 'p' 'a' 'span' 'em'</text:p>
      <text:p text:style-name="P7"/>
      <text:list xml:id="list30468367" text:continue-numbering="true" text:style-name="L1">
        <text:list-item>
          <text:p text:style-name="P19">Se temos a seguinte regra de estilo:</text:p>
        </text:list-item>
      </text:list>
      <table:table table:name="Táboa3" table:style-name="Táboa3">
        <table:table-column table:style-name="Táboa3.A"/>
        <table:table-row>
          <table:table-cell table:style-name="Táboa3.A1" office:value-type="string">
            <text:list xml:id="list30489786" text:continue-numbering="true" text:style-name="L1">
              <text:list-header>
                <text:p text:style-name="P21">p a {color: red;}</text:p>
              </text:list-header>
            </text:list>
          </table:table-cell>
        </table:table-row>
      </table:table>
      <text:list xml:id="list30463927" text:continue-numbering="true" text:style-name="L1">
        <text:list-header>
          <text:p text:style-name="P21"/>
          <text:p text:style-name="P21">E o seguinte código HTML:</text:p>
        </text:list-header>
      </text:list>
      <table:table table:name="Táboa4" table:style-name="Táboa4">
        <table:table-column table:style-name="Táboa4.A"/>
        <table:table-row>
          <table:table-cell table:style-name="Táboa4.A1" office:value-type="string">
            <text:list xml:id="list30493169" text:continue-numbering="true" text:style-name="L1">
              <text:list-header>
                <text:p text:style-name="P21">&lt;p&gt;&lt;a href="#"&gt;Enlace&lt;/a&gt;&lt;/p&gt;</text:p>
                <text:p text:style-name="P21">&lt;p&gt;&lt;span&gt;&lt;a href="#"&gt;Enlace&lt;/a&gt;&lt;/span&gt;&lt;/p&gt;</text:p>
              </text:list-header>
            </text:list>
          </table:table-cell>
        </table:table-row>
      </table:table>
      <text:list xml:id="list30464542" text:continue-numbering="true" text:style-name="L1">
        <text:list-header>
          <text:p text:style-name="P19"/>
          <text:p text:style-name="P19">¿Cal será a saída por pantalla?</text:p>
          <text:p text:style-name="P23"/>
          <text:p text:style-name="P23">Pone los dos enlaces en rojo</text:p>
          <text:p text:style-name="P23"/>
        </text:list-header>
        <text:list-item>
          <text:p text:style-name="P19">Se temos a seguinte regra de estilo:</text:p>
        </text:list-item>
      </text:list>
      <table:table table:name="Táboa5" table:style-name="Táboa5">
        <table:table-column table:style-name="Táboa5.A"/>
        <table:table-row>
          <table:table-cell table:style-name="Táboa5.A1" office:value-type="string">
            <text:list xml:id="list30483380" text:continue-numbering="true" text:style-name="L1">
              <text:list-header>
                <text:p text:style-name="P21">p * a {color: red;}</text:p>
              </text:list-header>
            </text:list>
          </table:table-cell>
        </table:table-row>
      </table:table>
      <text:list xml:id="list30477455" text:continue-numbering="true" text:style-name="L1">
        <text:list-header>
          <text:p text:style-name="P21"/>
          <text:p text:style-name="P21">E o seguinte código HTML:</text:p>
        </text:list-header>
      </text:list>
      <table:table table:name="Táboa6" table:style-name="Táboa6">
        <table:table-column table:style-name="Táboa6.A"/>
        <table:table-row>
          <table:table-cell table:style-name="Táboa6.A1" office:value-type="string">
            <text:list xml:id="list30483802" text:continue-numbering="true" text:style-name="L1">
              <text:list-header>
                <text:p text:style-name="P21">&lt;p&gt;&lt;a href="#"&gt;Enlace&lt;/a&gt;&lt;/p&gt;</text:p>
                <text:p text:style-name="P21">&lt;p&gt;&lt;span&gt;&lt;a href="#"&gt;Enlace&lt;/a&gt;&lt;/span&gt;&lt;/p&gt;</text:p>
              </text:list-header>
            </text:list>
          </table:table-cell>
        </table:table-row>
      </table:table>
      <text:list xml:id="list30487631" text:continue-numbering="true" text:style-name="L1">
        <text:list-header>
          <text:p text:style-name="P19"/>
          <text:p text:style-name="P19">¿Cal será a saída por pantalla?</text:p>
          <text:p text:style-name="P19">El segundo enlace saldra en color rojo.</text:p>
          <text:p text:style-name="P23"/>
          <text:p text:style-name="P23"/>
        </text:list-header>
        <text:list-item>
          <text:p text:style-name="P19"><text:soft-page-break/>Sobre que elementos se aplican as seguintes regras de estilo?</text:p>
        </text:list-item>
      </text:list>
      <table:table table:name="Táboa7" table:style-name="Táboa7">
        <table:table-column table:style-name="Táboa7.A"/>
        <table:table-row>
          <table:table-cell table:style-name="Táboa7.A1" office:value-type="string">
            <text:list xml:id="list30490913" text:continue-numbering="true" text:style-name="L1">
              <text:list-header>
                <text:p text:style-name="P19">p#aviso { ... }</text:p>
                <text:p text:style-name="P19">Todos los elementos que tengan un id aviso dentro del elemento <text:s/>p</text:p>
                <text:p text:style-name="P19">p #aviso { ... }</text:p>
                <text:p text:style-name="P19">Todos los elementos p que tengan el id aviso</text:p>
                <text:p text:style-name="P19">p, #aviso { ... }Todos los elementos y los elementos que contangan el id aviso</text:p>
              </text:list-header>
            </text:list>
          </table:table-cell>
        </table:table-row>
      </table:table>
      <text:p text:style-name="P2"/>
      <text:list xml:id="list30465165" text:continue-numbering="true" text:style-name="L1">
        <text:list-header>
          <text:p text:style-name="P23"/>
          <text:p text:style-name="P23"/>
          <text:p text:style-name="P23"/>
        </text:list-header>
        <text:list-item>
          <text:p text:style-name="P21"><text:span text:style-name="T1">Dado o seguinte código HTML, crea unha regra CSS que aplique estilos só ao parágrafo co atributo </text:span><text:span text:style-name="T2">class</text:span><text:span text:style-name="T1"> igual a “destacado”.</text:span></text:p>
        </text:list-item>
      </text:list>
      <table:table table:name="Táboa10" table:style-name="Táboa10">
        <table:table-column table:style-name="Táboa10.A"/>
        <table:table-row>
          <table:table-cell table:style-name="Táboa10.A1" office:value-type="string">
            <text:p text:style-name="P8">&lt;body&gt;</text:p>
            <text:p text:style-name="P8"><text:s text:c="4"/>&lt;p class="destacado"&gt;Lorem ipsum dolor sit amet...&lt;/p&gt;</text:p>
            <text:p text:style-name="P8"><text:s text:c="4"/>&lt;p&gt;Nunc sed lacus et &lt;a href="#" class="destacado"&gt;est adipiscing&lt;/a&gt; accumsan...&lt;/p&gt;</text:p>
            <text:p text:style-name="P8"><text:s text:c="4"/>&lt;p&gt;Class aptent taciti &lt;em class="destacado"&gt;sociosqu ad&lt;/em&gt; litora...&lt;/p&gt;</text:p>
            <text:p text:style-name="P8">&lt;/body&gt;</text:p>
          </table:table-cell>
        </table:table-row>
      </table:table>
      <text:p text:style-name="P3"/>
      <text:list xml:id="list30488527" text:continue-numbering="true" text:style-name="L1">
        <text:list-header>
          <text:p text:style-name="P19">P.destacado{}</text:p>
          <text:p text:style-name="P19"/>
          <text:p text:style-name="P19"/>
        </text:list-header>
        <text:list-item>
          <text:p text:style-name="P19">Sobre que elementos se aplican as seguintes regras de estilo?</text:p>
        </text:list-item>
      </text:list>
      <table:table table:name="Táboa11" table:style-name="Táboa11">
        <table:table-column table:style-name="Táboa11.A"/>
        <table:table-row>
          <table:table-cell table:style-name="Táboa11.A1" office:value-type="string">
            <text:list xml:id="list30475239" text:continue-numbering="true" text:style-name="L1">
              <text:list-header>
                <text:p text:style-name="P19">p.aviso { ... }caulquier elemento <text:s/>p que contengan el id aviso</text:p>
                <text:p text:style-name="P19">p .aviso { ... }Todos los elementos p que tengan el id aviso(si elementos de por medio)</text:p>
                <text:p text:style-name="P19">p, .aviso { ... } todos los elementos p y todos los id aviso</text:p>
              </text:list-header>
            </text:list>
          </table:table-cell>
        </table:table-row>
      </table:table>
      <text:list xml:id="list30479036" text:continue-numbering="true" text:style-name="L1">
        <text:list-header>
          <text:p text:style-name="P23"/>
          <text:p text:style-name="P19"/>
          <text:p text:style-name="P19"/>
          <text:p text:style-name="P19"/>
        </text:list-header>
        <text:list-item>
          <text:p text:style-name="P19">Se temos as seguintes regras de estilo:</text:p>
        </text:list-item>
      </text:list>
      <table:table table:name="Táboa29" table:style-name="Táboa29">
        <table:table-column table:style-name="Táboa29.A"/>
        <table:table-row>
          <table:table-cell table:style-name="Táboa29.A1" office:value-type="string">
            <text:p text:style-name="P6">.error.destacado { color: red; font-weight: bold; }</text:p>
          </table:table-cell>
        </table:table-row>
      </table:table>
      <text:list xml:id="list30484186" text:continue-numbering="true" text:style-name="L1">
        <text:list-header>
          <text:p text:style-name="P19"/>
          <text:p text:style-name="P19">E o seguinte código HTML:</text:p>
        </text:list-header>
      </text:list>
      <table:table table:name="Táboa30" table:style-name="Táboa30">
        <table:table-column table:style-name="Táboa30.A"/>
        <table:table-row>
          <table:table-cell table:style-name="Táboa30.A1" office:value-type="string">
            <text:list xml:id="list30481148" text:continue-numbering="true" text:style-name="L1">
              <text:list-header>
                <text:p text:style-name="P14">&lt;p class="especial destacado error"&gt;Parágrafo de texto...&lt;/p&gt;</text:p>
              </text:list-header>
            </text:list>
          </table:table-cell>
        </table:table-row>
      </table:table>
      <text:list xml:id="list30480067" text:continue-numbering="true" text:style-name="L1">
        <text:list-header>
          <text:p text:style-name="P19"/>
          <text:p text:style-name="P19">Explica cal será a saída por pantalla:</text:p>
          <text:p text:style-name="P23">El texto te lo cambia a rojo</text:p>
          <text:p text:style-name="P23"><text:soft-page-break/></text:p>
        </text:list-header>
        <text:list-item>
          <text:p text:style-name="P27">Se temos as seguintes regras de estilo:</text:p>
        </text:list-item>
      </text:list>
      <table:table table:name="Táboa12" table:style-name="Táboa12">
        <table:table-column table:style-name="Táboa12.A"/>
        <table:table-row>
          <table:table-cell table:style-name="Táboa12.A1" office:value-type="string">
            <text:p text:style-name="P6">.error { color: red; }</text:p>
            <text:p text:style-name="P6">.destacado { font-size: 15px; }</text:p>
            <text:p text:style-name="P6">.especial { font-weight: bold; }</text:p>
          </table:table-cell>
        </table:table-row>
      </table:table>
      <text:p text:style-name="P3"/>
      <text:list xml:id="list30482070" text:continue-numbering="true" text:style-name="L1">
        <text:list-header>
          <text:p text:style-name="P19">E o seguinte código HTML:</text:p>
        </text:list-header>
      </text:list>
      <table:table table:name="Táboa13" table:style-name="Táboa13">
        <table:table-column table:style-name="Táboa13.A"/>
        <table:table-row>
          <table:table-cell table:style-name="Táboa13.A1" office:value-type="string">
            <text:p text:style-name="P6">&lt;p class="especial destacado error"&gt;Parágrafo de texto...&lt;/p&gt;</text:p>
          </table:table-cell>
        </table:table-row>
      </table:table>
      <text:list xml:id="list30493335" text:continue-numbering="true" text:style-name="L1">
        <text:list-header>
          <text:p text:style-name="P19"/>
          <text:p text:style-name="P19">Explica cal será a saída por pantalla:</text:p>
          <text:p text:style-name="P19">El texto será cambiado a rojo, con el tamaño de la letra a 15px y en negrita</text:p>
          <text:p text:style-name="P19"/>
          <text:p text:style-name="P23"/>
        </text:list-header>
        <text:list-item>
          <text:p text:style-name="P19">Escribe os seguintes selectores:</text:p>
        </text:list-item>
      </text:list>
      <table:table table:name="Táboa14" table:style-name="Táboa14">
        <table:table-column table:style-name="Táboa14.A"/>
        <table:table-column table:style-name="Táboa14.B"/>
        <table:table-row>
          <table:table-cell table:style-name="Táboa14.A1" office:value-type="string">
            <text:p text:style-name="P10">Selector que selecciona as ligazóns contidas dentro de listas ordenadas.</text:p>
          </table:table-cell>
          <table:table-cell table:style-name="Táboa14.B1" office:value-type="string">
            <text:p text:style-name="P9">Ol a</text:p>
          </table:table-cell>
        </table:table-row>
        <table:table-row>
          <table:table-cell table:style-name="Táboa14.A2" office:value-type="string">
            <text:p text:style-name="P10">Selector que selecciona o obxecto con ID paragrPrincipal.</text:p>
          </table:table-cell>
          <table:table-cell table:style-name="Táboa14.B2" office:value-type="string">
            <text:p text:style-name="P9">#paragr.....</text:p>
          </table:table-cell>
        </table:table-row>
        <table:table-row>
          <table:table-cell table:style-name="Táboa14.A2" office:value-type="string">
            <text:p text:style-name="P10">Selector que selecciona a imaxe con ID fondo.</text:p>
          </table:table-cell>
          <table:table-cell table:style-name="Táboa14.B2" office:value-type="string">
            <text:p text:style-name="P9">img#fondo</text:p>
          </table:table-cell>
        </table:table-row>
        <table:table-row>
          <table:table-cell table:style-name="Táboa14.A2" office:value-type="string">
            <text:p text:style-name="P10">Selector que selecciona unha lista desordenada que emprega a clase listaPrincipal.</text:p>
          </table:table-cell>
          <table:table-cell table:style-name="Táboa14.B2" office:value-type="string">
            <text:p text:style-name="P11">Ul.listaprincipal</text:p>
          </table:table-cell>
        </table:table-row>
        <table:table-row>
          <table:table-cell table:style-name="Táboa14.A2" office:value-type="string">
            <text:p text:style-name="P12">Selector que selecciona todos os TR e todos os input.</text:p>
          </table:table-cell>
          <table:table-cell table:style-name="Táboa14.B2" office:value-type="string">
            <text:p text:style-name="P9">Tr,input</text:p>
          </table:table-cell>
        </table:table-row>
      </table:table>
      <text:p text:style-name="P3"/>
      <text:p text:style-name="P2"/>
      <text:p text:style-name="P2">Combinación de selectores</text:p>
      <text:list xml:id="list30481766" text:continue-numbering="true" text:style-name="L1">
        <text:list-item>
          <text:p text:style-name="P29">Se temos as seguintes regras de estilo:</text:p>
        </text:list-item>
      </text:list>
      <table:table table:name="Táboa17" table:style-name="Táboa17">
        <table:table-column table:style-name="Táboa17.A"/>
        <table:table-row>
          <table:table-cell table:style-name="Táboa17.A1" office:value-type="string">
            <text:list xml:id="list30473476" text:continue-numbering="true" text:style-name="L1">
              <text:list-header>
                <text:p text:style-name="P15">p a { color: red; }</text:p>
              </text:list-header>
            </text:list>
          </table:table-cell>
        </table:table-row>
      </table:table>
      <text:list xml:id="list30474424" text:continue-numbering="true" text:style-name="L1">
        <text:list-header>
          <text:p text:style-name="P29"/>
          <text:p text:style-name="P27">E o seguinte código HTML:</text:p>
        </text:list-header>
      </text:list>
      <table:table table:name="Táboa18" table:style-name="Táboa18">
        <table:table-column table:style-name="Táboa18.A"/>
        <table:table-row>
          <table:table-cell table:style-name="Táboa18.A1" office:value-type="string">
            <text:list xml:id="list30461407" text:continue-numbering="true" text:style-name="L1">
              <text:list-header>
                <text:p text:style-name="P13">&lt;p&gt;&lt;a href="#"&gt;Enlace1&lt;/a&gt;&lt;/p&gt;</text:p>
                <text:p text:style-name="P13">&lt;p&gt;&lt;span&gt;&lt;a href="#"&gt;Enlace2&lt;/a&gt;&lt;/span&gt;&lt;/p&gt;</text:p>
                <text:p text:style-name="P13">&lt;p&gt;&lt;a href="#"&gt;&lt;span&gt;Texto2&lt;/span&gt;&lt;/a&gt;&lt;/p&gt;</text:p>
              </text:list-header>
            </text:list>
          </table:table-cell>
        </table:table-row>
      </table:table>
      <text:list xml:id="list30465491" text:continue-numbering="true" text:style-name="L1">
        <text:list-header>
          <text:p text:style-name="P19"/>
          <text:p text:style-name="P19">Explica cal será a saída por pantalla:</text:p>
        </text:list-header>
      </text:list>
      <text:p text:style-name="P3"><text:tab/>Todos los paragrafos en rojo</text:p>
      <text:p text:style-name="P3"/>
      <text:list xml:id="list30476077" text:continue-numbering="true" text:style-name="L1">
        <text:list-item>
          <text:p text:style-name="P27">Se temos as seguintes regras de estilo:</text:p>
        </text:list-item>
      </text:list>
      <table:table table:name="Táboa19" table:style-name="Táboa19">
        <table:table-column table:style-name="Táboa19.A"/>
        <table:table-row>
          <table:table-cell table:style-name="Táboa19.A1" office:value-type="string">
            <text:list xml:id="list30474545" text:continue-numbering="true" text:style-name="L1">
              <text:list-header>
                <text:p text:style-name="P15">p &gt; a { color: red; }</text:p>
              </text:list-header>
            </text:list>
          </table:table-cell>
        </table:table-row>
      </table:table>
      <text:list xml:id="list30469087" text:continue-numbering="true" text:style-name="L1">
        <text:list-header>
          <text:p text:style-name="P27"><text:soft-page-break/></text:p>
          <text:p text:style-name="P19">E o seguinte código HTML:</text:p>
        </text:list-header>
      </text:list>
      <table:table table:name="Táboa20" table:style-name="Táboa20">
        <table:table-column table:style-name="Táboa20.A"/>
        <table:table-row>
          <table:table-cell table:style-name="Táboa20.A1" office:value-type="string">
            <text:list xml:id="list30486742" text:continue-numbering="true" text:style-name="L1">
              <text:list-header>
                <text:p text:style-name="P13">&lt;p&gt;&lt;a href="#"&gt;Enlace1&lt;/a&gt;&lt;/p&gt;</text:p>
                <text:p text:style-name="P13">&lt;p&gt;&lt;span&gt;&lt;a href="#"&gt;Enlace2&lt;/a&gt;&lt;/span&gt;&lt;/p&gt;</text:p>
                <text:p text:style-name="P13">&lt;p&gt;&lt;a href="#"&gt;&lt;span&gt;Texto2&lt;/span&gt;&lt;/a&gt;&lt;/p&gt;</text:p>
              </text:list-header>
            </text:list>
          </table:table-cell>
        </table:table-row>
      </table:table>
      <text:list xml:id="list30467419" text:continue-numbering="true" text:style-name="L1">
        <text:list-header>
          <text:p text:style-name="P19"/>
          <text:p text:style-name="P19">Explica cal será a saída por pantalla:</text:p>
          <text:p text:style-name="P19">Solo el primer y el tercer enlaces saldrán en rojo</text:p>
        </text:list-header>
      </text:list>
      <text:p text:style-name="P3"/>
      <text:p text:style-name="P3"/>
      <text:p text:style-name="P3"/>
      <text:p text:style-name="P4">Pseudo-clases e pseudo-elementos e máis</text:p>
      <text:list xml:id="list30492221" text:continue-numbering="true" text:style-name="L1">
        <text:list-item>
          <text:p text:style-name="P25">Crea unha páxina HTML que teña dúas ligazóns a dúas páxinas externas. Aplícalle as seguintes regras:</text:p>
        </text:list-item>
      </text:list>
      <table:table table:name="Táboa21" table:style-name="Táboa21">
        <table:table-column table:style-name="Táboa21.A"/>
        <table:table-row>
          <table:table-cell table:style-name="Táboa21.A1" office:value-type="string">
            <text:list xml:id="list30461494" text:continue-numbering="true" text:style-name="L1">
              <text:list-header>
                <text:p text:style-name="P16">a:link {color: red;}</text:p>
                <text:p text:style-name="P16">a:visited {color: blue;}</text:p>
                <text:p text:style-name="P16">a:hover {color: fuchsia;}</text:p>
              </text:list-header>
            </text:list>
          </table:table-cell>
        </table:table-row>
      </table:table>
      <text:p text:style-name="P5"/>
      <text:list xml:id="list30475425" text:continue-numbering="true" text:style-name="L1">
        <text:list-header>
          <text:p text:style-name="P25">Explica para que serve cada unha delas:</text:p>
        </text:list-header>
      </text:list>
      <text:p text:style-name="P5"><text:tab/>link: Cuando hablas la pagina web saldra en color rojo</text:p>
      <text:p text:style-name="P5"><text:tab/>visited: cuando sea visitado el enlace se pondrá en color azul</text:p>
      <text:p text:style-name="P5"><text:tab/>hover. Cuando se pase el raton por encima se pondra en color fuchsia</text:p>
      <text:p text:style-name="P5"/>
      <text:list xml:id="list30493643" text:continue-numbering="true" text:style-name="L1">
        <text:list-item>
          <text:p text:style-name="P25">Elimina as regras anteriores, aplícalles as seguintes e explica para que serven:</text:p>
        </text:list-item>
      </text:list>
      <table:table table:name="Táboa22" table:style-name="Táboa22">
        <table:table-column table:style-name="Táboa22.A"/>
        <table:table-row>
          <table:table-cell table:style-name="Táboa22.A1" office:value-type="string">
            <text:list xml:id="list8416111644144644440" text:style-name="L2">
              <text:list-header>
                <text:p text:style-name="P17">a:link {color: red; text-decoration: none;}</text:p>
                <text:p text:style-name="P17">a:visited {color: blue; text-decoration: none;}</text:p>
                <text:p text:style-name="P17">a:hover {color: red; text-decoration: underline;}</text:p>
              </text:list-header>
            </text:list>
          </table:table-cell>
        </table:table-row>
      </table:table>
      <text:list xml:id="list30471865" text:continue-numbering="true" text:style-name="L2">
        <text:list-header>
          <text:p text:style-name="P26"/>
          <text:p text:style-name="P26">Explica para que serve cada unha delas:</text:p>
        </text:list-header>
      </text:list>
      <text:p text:style-name="P5"><text:tab/>link: al cargar la pagina se pondrá en color rojo y se quitara el subliñado</text:p>
      <text:p text:style-name="P5"><text:tab/>visited: color en axul cuando sea visitado sin subliñado</text:p>
      <text:p text:style-name="P5"><text:tab/>hover: cuando se pare por encima con el raton saldra en color rojo y subliñado</text:p>
      <text:p text:style-name="P5"/>
      <text:p text:style-name="P5"/>
      <text:p text:style-name="P5"/>
      <text:p text:style-name="P5"/>
      <text:list xml:id="list30471580" text:continue-numbering="true" text:style-name="L2">
        <text:list-header>
          <text:p text:style-name="P28"><text:soft-page-break/></text:p>
        </text:list-header>
      </text:list>
      <text:p text:style-name="P3"/>
      <text:list xml:id="list30488346" text:continue-numbering="true" text:style-name="L2">
        <text:list-item>
          <text:p text:style-name="P22"><text:span text:style-name="T1">Escribe a regra CSS para que a primeira letra dun parágrafo teña un tamaño de fonte de 50px.</text:span></text:p>
          <text:p text:style-name="P22"><text:span text:style-name="T1">p::first-letter{font-size:50;}</text:span></text:p>
        </text:list-item>
      </text:list>
      <text:p text:style-name="P3"/>
      <text:p text:style-name="P3"/>
      <text:p text:style-name="P3"/>
      <text:list xml:id="list30490779" text:continue-numbering="true" text:style-name="L2">
        <text:list-item>
          <text:p text:style-name="P22"><text:span text:style-name="T1">Escribe a regra </text:span><text:span text:style-name="T1">CSS</text:span><text:span text:style-name="T1"> para que </text:span><text:span text:style-name="T1">o primeiro tr dunha táboa teña un fondo gris.</text:span></text:p>
        </text:list-item>
      </text:list>
      <text:p text:style-name="P3"/>
      <text:p text:style-name="P3"><text:tab/>Table Tr:first-of-type{backgroud-color:gray;}</text:p>
      <text:p text:style-name="P3"/>
      <text:list xml:id="list30466265" text:continue-numbering="true" text:style-name="L2">
        <text:list-item>
          <text:p text:style-name="P20">Escribe a regra CSS para que todos os elementos que teñan asignada unha clase que comece polo texto “prin” se lle asigne unha cor de letra vermella.</text:p>
        </text:list-item>
      </text:list>
      <text:p text:style-name="P3"><text:tab/></text:p>
      <text:p text:style-name="P3"><text:tab/>[class=”prin”]{color:red;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onsolas" svg:font-family="Consolas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2T22:52:42.586619587</meta:creation-date>
    <dc:date>2022-10-26T10:24:03.69</dc:date>
    <meta:editing-duration>PT2H29M40S</meta:editing-duration>
    <meta:editing-cycles>26</meta:editing-cycles>
    <meta:generator>OpenOffice/4.1.12$Win32 OpenOffice.org_project/4112m1$Build-9809</meta:generator>
    <meta:document-statistic meta:table-count="20" meta:image-count="0" meta:object-count="0" meta:page-count="5" meta:paragraph-count="105" meta:word-count="734" meta:character-count="4573"/>
  </office:meta>
</office:document-meta>
</file>